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32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office:value-type="string" calcext:value-type="string">
            <text:p>Resultados evaluacion breve diagnóstica Estadística Multivariad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. ¿Entre qué rango varía una correlación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 ¿Para qué se usa el test de diferencia de Chi2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¿Cual es la relación entre varianza y desviación estánda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</text:p>
          </table:table-cell>
          <table:table-cell table:formula="of:=SUM([.B8:.B31])" office:value-type="float" office:value="0" calcext:value-type="float">
            <text:p>0</text:p>
          </table:table-cell>
          <table:table-cell table:formula="of:=SUM([.C8:.C31])" office:value-type="float" office:value="8.5" calcext:value-type="float">
            <text:p>8.5</text:p>
          </table:table-cell>
          <table:table-cell table:formula="of:=SUM([.D8:.D31])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%</text:p>
          </table:table-cell>
          <table:table-cell table:style-name="ce5" table:formula="of:=[.B32]*100/24" office:value-type="float" office:value="0" calcext:value-type="float">
            <text:p>0.0</text:p>
          </table:table-cell>
          <table:table-cell table:style-name="ce5" table:formula="of:=[.C32]*100/24" office:value-type="float" office:value="35.4166666666667" calcext:value-type="float">
            <text:p>35.4</text:p>
          </table:table-cell>
          <table:table-cell table:style-name="ce5" table:formula="of:=[.D32]*100/24" office:value-type="float" office:value="52.0833333333333" calcext:value-type="float">
            <text:p>52.1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13:27.696896234</meta:creation-date>
    <dc:date>2019-03-13T09:56:01.072833126</dc:date>
    <meta:editing-duration>PT10M56S</meta:editing-duration>
    <meta:editing-cycles>2</meta:editing-cycles>
    <meta:generator>LibreOffice/5.1.6.2$Linux_X86_64 LibreOffice_project/10m0$Build-2</meta:generator>
    <meta:document-statistic meta:table-count="1" meta:cell-count="111" meta:object-count="0"/>
  </office:meta>
</office:document-meta>
</file>